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85000001854CD7450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305cm" svg:stroke-color="#ff950e" draw:marker-start-width="1.118cm" draw:marker-end-width="1.118cm" draw:fill="none" draw:textarea-vertical-align="middle" fo:padding-top="0.277cm" fo:padding-bottom="0.277cm" fo:padding-left="0.402cm" fo:padding-right="0.402cm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Standard">
        <draw:frame draw:style-name="gr1" draw:text-style-name="P1" draw:layer="layout" svg:width="3.942cm" svg:height="3.942cm" svg:x="3.624cm" svg:y="10.16cm">
          <draw:image xlink:href="Pictures/1000000000000185000001854CD7450F.png" xlink:type="simple" xlink:show="embed" xlink:actuate="onLoad">
            <text:p/>
          </draw:image>
        </draw:frame>
        <draw:frame draw:style-name="gr1" draw:text-style-name="P1" draw:layer="layout" svg:width="3.942cm" svg:height="3.942cm" svg:x="8.504cm" svg:y="7.22cm">
          <draw:image xlink:href="Pictures/1000000000000185000001854CD7450F.png" xlink:type="simple" xlink:show="embed" xlink:actuate="onLoad">
            <text:p/>
          </draw:image>
        </draw:frame>
        <draw:frame draw:style-name="gr1" draw:text-style-name="P1" draw:layer="layout" svg:width="3.942cm" svg:height="3.942cm" svg:x="3.656cm" svg:y="4.318cm">
          <draw:image xlink:href="Pictures/1000000000000185000001854CD7450F.png" xlink:type="simple" xlink:show="embed" xlink:actuate="onLoad">
            <text:p/>
          </draw:image>
        </draw:frame>
        <draw:line draw:style-name="gr2" draw:text-style-name="P1" draw:layer="layout" svg:x1="5.588cm" svg:y1="10.414cm" svg:x2="5.588cm" svg:y2="8.128cm">
          <text:p/>
        </draw:line>
        <draw:line draw:style-name="gr2" draw:text-style-name="P1" draw:layer="layout" svg:x1="8.89cm" svg:y1="8.128cm" svg:x2="7.112cm" svg:y2="6.858cm">
          <text:p/>
        </draw:line>
        <draw:line draw:style-name="gr2" draw:text-style-name="P1" draw:layer="layout" svg:x1="8.89cm" svg:y1="10.16cm" svg:x2="7.112cm" svg:y2="11.43cm">
          <text:p/>
        </draw:lin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iko Paulheim</meta:initial-creator>
    <meta:creation-date>2013-09-06T11:30:55.606000000</meta:creation-date>
    <dc:date>2013-09-06T11:33:33.863000000</dc:date>
    <dc:creator>Heiko Paulheim</dc:creator>
    <meta:editing-duration>P0D</meta:editing-duration>
    <meta:editing-cycles>1</meta:editing-cycles>
    <meta:document-statistic meta:object-count="29"/>
    <meta:generator>LibreOffice/4.1.0.4$Windows_x86 LibreOffice_project/89ea49ddacd9aa532507cbf852f2bb22b1ace28</meta:generator>
  </office:meta>
</office:document-meta>
</file>